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=2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B=3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B=0,2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B=0,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% de error</text:p>
          </table:table-cell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% de error</text:p>
          </table:table-cell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% de error</text:p>
          </table:table-cell>
          <table:table-cell office:value-type="string" calcext:value-type="string">
            <text:p>teórico 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% de error</text:p>
          </table:table-cell>
        </table:table-row>
        <table:table-row table:style-name="ro1">
          <table:table-cell office:value-type="string" calcext:value-type="string">
            <text:p>J0(B)</text:p>
          </table:table-cell>
          <table:table-cell office:value-type="float" office:value="0.22389" calcext:value-type="float">
            <text:p>0,22389</text:p>
          </table:table-cell>
          <table:table-cell office:value-type="float" office:value="-18.35" calcext:value-type="float">
            <text:p>-18,35</text:p>
          </table:table-cell>
          <table:table-cell table:formula="of:=POWER(10;([.C3]-[.$B$10])/20)" office:value-type="float" office:value="0.232541248587338" calcext:value-type="float">
            <text:p>0,232541248587338</text:p>
          </table:table-cell>
          <table:table-cell table:formula="of:=ABS(([.B3]-[.D3])/[.B3])*100" office:value-type="float" office:value="3.86406207840362" calcext:value-type="float">
            <text:p>3,86406207840362</text:p>
          </table:table-cell>
          <table:table-cell office:value-type="float" office:value="0.26" calcext:value-type="float">
            <text:p>0,26</text:p>
          </table:table-cell>
          <table:table-cell office:value-type="float" office:value="-16.9" calcext:value-type="float">
            <text:p>-16,9</text:p>
          </table:table-cell>
          <table:table-cell table:formula="of:=POWER(10;([.G3]-[.$B$10])/20)" office:value-type="float" office:value="0.27478941531024" calcext:value-type="float">
            <text:p>0,27478941531024</text:p>
          </table:table-cell>
          <table:table-cell table:formula="of:=ABS(([.F3]-[.H3])/[.F3])*100" office:value-type="float" office:value="5.6882366577845" calcext:value-type="float">
            <text:p>5,6882366577845</text:p>
          </table:table-cell>
          <table:table-cell office:value-type="float" office:value="0.99" calcext:value-type="float">
            <text:p>0,99</text:p>
          </table:table-cell>
          <table:table-cell office:value-type="float" office:value="-5.44" calcext:value-type="float">
            <text:p>-5,44</text:p>
          </table:table-cell>
          <table:table-cell table:formula="of:=POWER(10;([.K3]-[.$B$10])/20)" office:value-type="float" office:value="1.02801629812647" calcext:value-type="float">
            <text:p>1,02801629812647</text:p>
          </table:table-cell>
          <table:table-cell table:formula="of:=ABS(([.J3]-[.L3])/[.J3])*100" office:value-type="float" office:value="3.84003011378519" calcext:value-type="float">
            <text:p>3,84003011378519</text:p>
          </table:table-cell>
          <table:table-cell office:value-type="float" office:value="0.9975" calcext:value-type="float">
            <text:p>0,9975</text:p>
          </table:table-cell>
          <table:table-cell office:value-type="float" office:value="-5.34" calcext:value-type="float">
            <text:p>-5,34</text:p>
          </table:table-cell>
          <table:table-cell table:formula="of:=POWER(10;([.O3]-[.$B$10])/20)" office:value-type="float" office:value="1.03992016582906" calcext:value-type="float">
            <text:p>1,03992016582906</text:p>
          </table:table-cell>
          <table:table-cell table:formula="of:=ABS(([.N3]-[.P3])/[.N3])*100" office:value-type="float" office:value="4.25264820341444" calcext:value-type="float">
            <text:p>4,25264820341444</text:p>
          </table:table-cell>
        </table:table-row>
        <table:table-row table:style-name="ro1">
          <table:table-cell office:value-type="string" calcext:value-type="string">
            <text:p>J1(B)</text:p>
          </table:table-cell>
          <table:table-cell office:value-type="float" office:value="0.57672" calcext:value-type="float">
            <text:p>0,57672</text:p>
          </table:table-cell>
          <table:table-cell office:value-type="float" office:value="-10.12" calcext:value-type="float">
            <text:p>-10,12</text:p>
          </table:table-cell>
          <table:table-cell table:formula="of:=POWER(10;([.C4]-[.$B$10])/20)" office:value-type="float" office:value="0.599791076255509" calcext:value-type="float">
            <text:p>0,599791076255509</text:p>
          </table:table-cell>
          <table:table-cell table:formula="of:=ABS(([.B4]-[.D4])/[.B4])*100" office:value-type="float" office:value="4.0003946898858" calcext:value-type="float">
            <text:p>4,0003946898858</text:p>
          </table:table-cell>
          <table:table-cell office:value-type="float" office:value="0.33905" calcext:value-type="float">
            <text:p>0,33905</text:p>
          </table:table-cell>
          <table:table-cell office:value-type="float" office:value="-14.69" calcext:value-type="float">
            <text:p>-14,69</text:p>
          </table:table-cell>
          <table:table-cell table:formula="of:=POWER(10;([.G4]-[.$B$10])/20)" office:value-type="float" office:value="0.354405130280993" calcext:value-type="float">
            <text:p>0,354405130280993</text:p>
          </table:table-cell>
          <table:table-cell table:formula="of:=ABS(([.F4]-[.H4])/[.F4])*100" office:value-type="float" office:value="4.52886898126907" calcext:value-type="float">
            <text:p>4,52886898126907</text:p>
          </table:table-cell>
          <table:table-cell office:value-type="float" office:value="0.0995" calcext:value-type="float">
            <text:p>0,0995</text:p>
          </table:table-cell>
          <table:table-cell office:value-type="float" office:value="-25.32" calcext:value-type="float">
            <text:p>-25,32</text:p>
          </table:table-cell>
          <table:table-cell table:formula="of:=POWER(10;([.K4]-[.$B$10])/20)" office:value-type="float" office:value="0.10423174293933" calcext:value-type="float">
            <text:p>0,10423174293933</text:p>
          </table:table-cell>
          <table:table-cell table:formula="of:=ABS(([.J4]-[.L4])/[.J4])*100" office:value-type="float" office:value="4.75552054204062" calcext:value-type="float">
            <text:p>4,75552054204062</text:p>
          </table:table-cell>
          <table:table-cell office:value-type="float" office:value="0.04993" calcext:value-type="float">
            <text:p>0,04993</text:p>
          </table:table-cell>
          <table:table-cell office:value-type="float" office:value="-31.44" calcext:value-type="float">
            <text:p>-31,44</text:p>
          </table:table-cell>
          <table:table-cell table:formula="of:=POWER(10;([.O4]-[.$B$10])/20)" office:value-type="float" office:value="0.0515228644581756" calcext:value-type="float">
            <text:p>0,051522864458176</text:p>
          </table:table-cell>
          <table:table-cell table:formula="of:=ABS(([.N4]-[.P4])/[.N4])*100" office:value-type="float" office:value="3.19019518961675" calcext:value-type="float">
            <text:p>3,19019518961675</text:p>
          </table:table-cell>
        </table:table-row>
        <table:table-row table:style-name="ro1">
          <table:table-cell office:value-type="string" calcext:value-type="string">
            <text:p>J2(B)</text:p>
          </table:table-cell>
          <table:table-cell office:value-type="float" office:value="0.35283" calcext:value-type="float">
            <text:p>0,35283</text:p>
          </table:table-cell>
          <table:table-cell office:value-type="float" office:value="-14.37" calcext:value-type="float">
            <text:p>-14,37</text:p>
          </table:table-cell>
          <table:table-cell table:formula="of:=POWER(10;([.C5]-[.$B$10])/20)" office:value-type="float" office:value="0.367705393378215" calcext:value-type="float">
            <text:p>0,367705393378215</text:p>
          </table:table-cell>
          <table:table-cell table:formula="of:=ABS(([.B5]-[.D5])/[.B5])*100" office:value-type="float" office:value="4.21602283768807" calcext:value-type="float">
            <text:p>4,21602283768807</text:p>
          </table:table-cell>
          <table:table-cell office:value-type="float" office:value="0.48609" calcext:value-type="float">
            <text:p>0,48609</text:p>
          </table:table-cell>
          <table:table-cell office:value-type="float" office:value="-11.53" calcext:value-type="float">
            <text:p>-11,53</text:p>
          </table:table-cell>
          <table:table-cell table:formula="of:=POWER(10;([.G5]-[.$B$10])/20)" office:value-type="float" office:value="0.50991759757487" calcext:value-type="float">
            <text:p>0,50991759757487</text:p>
          </table:table-cell>
          <table:table-cell table:formula="of:=ABS(([.F5]-[.H5])/[.F5])*100" office:value-type="float" office:value="4.90189009748608" calcext:value-type="float">
            <text:p>4,90189009748608</text:p>
          </table:table-cell>
          <table:table-cell office:value-type="float" office:value="0.00498" calcext:value-type="float">
            <text:p>0,00498</text:p>
          </table:table-cell>
          <table:table-cell office:value-type="float" office:value="-50.24" calcext:value-type="float">
            <text:p>-50,24</text:p>
          </table:table-cell>
          <table:table-cell table:formula="of:=POWER(10;([.K5]-[.$B$10])/20)" office:value-type="float" office:value="0.00591561634175474" calcext:value-type="float">
            <text:p>0,005915616341755</text:p>
          </table:table-cell>
          <table:table-cell table:formula="of:=ABS(([.J5]-[.L5])/[.J5])*100" office:value-type="float" office:value="18.787476742063" calcext:value-type="float">
            <text:p>18,787476742063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-61.55" calcext:value-type="float">
            <text:p>-61,55</text:p>
          </table:table-cell>
          <table:table-cell table:formula="of:=POWER(10;([.O5]-[.$B$10])/20)" office:value-type="float" office:value="0.0016087923778888" calcext:value-type="float">
            <text:p>0,001608792377889</text:p>
          </table:table-cell>
          <table:table-cell table:formula="of:=ABS(([.N5]-[.P5])/[.N5])*100" office:value-type="float" office:value="28.7033902311038" calcext:value-type="float">
            <text:p>28,7033902311038</text:p>
          </table:table-cell>
        </table:table-row>
        <table:table-row table:style-name="ro1">
          <table:table-cell office:value-type="string" calcext:value-type="string">
            <text:p>J3(B)</text:p>
          </table:table-cell>
          <table:table-cell office:value-type="float" office:value="0.12894" calcext:value-type="float">
            <text:p>0,12894</text:p>
          </table:table-cell>
          <table:table-cell office:value-type="float" office:value="-23.17" calcext:value-type="float">
            <text:p>-23,17</text:p>
          </table:table-cell>
          <table:table-cell table:formula="of:=POWER(10;([.C6]-[.$B$10])/20)" office:value-type="float" office:value="0.133505758956237" calcext:value-type="float">
            <text:p>0,133505758956237</text:p>
          </table:table-cell>
          <table:table-cell table:formula="of:=ABS(([.B6]-[.D6])/[.B6])*100" office:value-type="float" office:value="3.54099500251056" calcext:value-type="float">
            <text:p>3,54099500251056</text:p>
          </table:table-cell>
          <table:table-cell office:value-type="float" office:value="0.30906" calcext:value-type="float">
            <text:p>0,30906</text:p>
          </table:table-cell>
          <table:table-cell office:value-type="float" office:value="-15.51" calcext:value-type="float">
            <text:p>-15,51</text:p>
          </table:table-cell>
          <table:table-cell table:formula="of:=POWER(10;([.G6]-[.$B$10])/20)" office:value-type="float" office:value="0.322477931931638" calcext:value-type="float">
            <text:p>0,322477931931638</text:p>
          </table:table-cell>
          <table:table-cell table:formula="of:=ABS(([.F6]-[.H6])/[.F6])*100" office:value-type="float" office:value="4.34152977791938" calcext:value-type="float">
            <text:p>4,34152977791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4(B)</text:p>
          </table:table-cell>
          <table:table-cell office:value-type="float" office:value="0.03399" calcext:value-type="float">
            <text:p>0,03399</text:p>
          </table:table-cell>
          <table:table-cell office:value-type="float" office:value="-34.71" calcext:value-type="float">
            <text:p>-34,71</text:p>
          </table:table-cell>
          <table:table-cell table:formula="of:=POWER(10;([.C7]-[.$B$10])/20)" office:value-type="float" office:value="0.0353590021100387" calcext:value-type="float">
            <text:p>0,035359002110039</text:p>
          </table:table-cell>
          <table:table-cell table:formula="of:=ABS(([.B7]-[.D7])/[.B7])*100" office:value-type="float" office:value="4.02766140052571" calcext:value-type="float">
            <text:p>4,02766140052571</text:p>
          </table:table-cell>
          <table:table-cell office:value-type="float" office:value="0.132034" calcext:value-type="float">
            <text:p>0,132034</text:p>
          </table:table-cell>
          <table:table-cell office:value-type="float" office:value="-22.89" calcext:value-type="float">
            <text:p>-22,89</text:p>
          </table:table-cell>
          <table:table-cell table:formula="of:=POWER(10;([.G7]-[.$B$10])/20)" office:value-type="float" office:value="0.137879595296886" calcext:value-type="float">
            <text:p>0,137879595296886</text:p>
          </table:table-cell>
          <table:table-cell table:formula="of:=ABS(([.F7]-[.H7])/[.F7])*100" office:value-type="float" office:value="4.42734090983061" calcext:value-type="float">
            <text:p>4,42734090983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5(B)</text:p>
          </table:table-cell>
          <table:table-cell office:value-type="float" office:value="0.007039" calcext:value-type="float">
            <text:p>0,007039</text:p>
          </table:table-cell>
          <table:table-cell office:value-type="float" office:value="-48.26" calcext:value-type="float">
            <text:p>-48,26</text:p>
          </table:table-cell>
          <table:table-cell table:formula="of:=POWER(10;([.C8]-[.$B$10])/20)" office:value-type="float" office:value="0.00743019137896701" calcext:value-type="float">
            <text:p>0,007430191378967</text:p>
          </table:table-cell>
          <table:table-cell table:formula="of:=ABS(([.B8]-[.D8])/[.B8])*100" office:value-type="float" office:value="5.55748513946605" calcext:value-type="float">
            <text:p>5,55748513946605</text:p>
          </table:table-cell>
          <table:table-cell office:value-type="float" office:value="0.04302" calcext:value-type="float">
            <text:p>0,04302</text:p>
          </table:table-cell>
          <table:table-cell office:value-type="float" office:value="-32.7" calcext:value-type="float">
            <text:p>-32,7</text:p>
          </table:table-cell>
          <table:table-cell table:formula="of:=POWER(10;([.G8]-[.$B$10])/20)" office:value-type="float" office:value="0.0445656248397503" calcext:value-type="float">
            <text:p>0,04456562483975</text:p>
          </table:table-cell>
          <table:table-cell table:formula="of:=ABS(([.F8]-[.H8])/[.F8])*100" office:value-type="float" office:value="3.59280529928012" calcext:value-type="float">
            <text:p>3,59280529928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6(B)</text:p>
          </table:table-cell>
          <table:table-cell table:number-columns-repeated="4"/>
          <table:table-cell office:value-type="float" office:value="0.01139" calcext:value-type="float">
            <text:p>0,01139</text:p>
          </table:table-cell>
          <table:table-cell office:value-type="float" office:value="-44.25" calcext:value-type="float">
            <text:p>-44,25</text:p>
          </table:table-cell>
          <table:table-cell table:formula="of:=POWER(10;([.G9]-[.$B$10])/20)" office:value-type="float" office:value="0.0117896252324379" calcext:value-type="float">
            <text:p>0,011789625232438</text:p>
          </table:table-cell>
          <table:table-cell table:formula="of:=ABS(([.F9]-[.H9])/[.F9])*100" office:value-type="float" office:value="3.50856218119272" calcext:value-type="float">
            <text:p>3,50856218119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5.68" calcext:value-type="float">
            <text:p>-5,6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7:20:18.5409216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8:10:04.176988205</meta:creation-date>
    <dc:date>2023-01-17T08:15:54.938978916</dc:date>
    <meta:editing-duration>PT30M58S</meta:editing-duration>
    <meta:editing-cycles>5</meta:editing-cycles>
    <meta:generator>LibreOffice/6.4.7.2$Linux_X86_64 LibreOffice_project/40$Build-2</meta:generator>
    <meta:document-statistic meta:table-count="1" meta:cell-count="104" meta:object-count="0"/>
  </office:meta>
</office:document-meta>
</file>